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s.String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Utils.stripEnd( String str , String stripCha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ringUtils.strip( String str , String stripCha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.splitWorker( String str , String separatorChars , int max , boolean preserveAllTokens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6">
            <text:p text:style-name="Table_20_Contents">26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StringUtils.isBlank( String 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ingUtils.stripStart( String str , String stripCha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